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71.26pt"/>
    </style:style>
    <style:style style:name="co11" style:family="table-column">
      <style:table-column-properties fo:break-before="auto" style:column-width="74.35pt"/>
    </style:style>
    <style:style style:name="co12" style:family="table-column">
      <style:table-column-properties fo:break-before="auto" style:column-width="75.86pt"/>
    </style:style>
    <style:style style:name="co13" style:family="table-column">
      <style:table-column-properties fo:break-before="auto" style:column-width="78.94pt"/>
    </style:style>
    <style:style style:name="co14" style:family="table-column">
      <style:table-column-properties fo:break-before="auto" style:column-width="65.85pt"/>
    </style:style>
    <style:style style:name="co15" style:family="table-column">
      <style:table-column-properties fo:break-before="auto" style:column-width="92.86pt"/>
    </style:style>
    <style:style style:name="co16" style:family="table-column">
      <style:table-column-properties fo:break-before="auto" style:column-width="88.21pt"/>
    </style:style>
    <style:style style:name="co17" style:family="table-column">
      <style:table-column-properties fo:break-before="auto" style:column-width="267.25pt"/>
    </style:style>
    <style:style style:name="co18" style:family="table-column">
      <style:table-column-properties fo:break-before="auto" style:column-width="53.49pt"/>
    </style:style>
    <style:style style:name="co19" style:family="table-column">
      <style:table-column-properties fo:break-before="auto" style:column-width="31.1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network_outliers_one_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l_combo</text:p>
          </table:table-cell>
          <table:table-cell office:value-type="string" calcext:value-type="string">
            <text:p>ds_combo</text:p>
          </table:table-cell>
          <table:table-cell office:value-type="string" calcext:value-type="string">
            <text:p>input_days</text:p>
          </table:table-cell>
          <table:table-cell office:value-type="string" calcext:value-type="string">
            <text:p>output_day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binary_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rue_positives</text:p>
          </table:table-cell>
          <table:table-cell office:value-type="string" calcext:value-type="string">
            <text:p>true_negatives</text:p>
          </table:table-cell>
          <table:table-cell office:value-type="string" calcext:value-type="string">
            <text:p>false_positiv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training_time</text:p>
          </table:table-cell>
          <table:table-cell office:value-type="string" calcext:value-type="string">
            <text:p>experiment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Max_or_Mi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148196324706078" calcext:value-type="float">
            <text:p>0.148196324706078</text:p>
          </table:table-cell>
          <table:table-cell office:value-type="float" office:value="0.757373988628387" calcext:value-type="float">
            <text:p>0.757373988628387</text:p>
          </table:table-cell>
          <table:table-cell office:value-type="float" office:value="0.759999990463257" calcext:value-type="float">
            <text:p>0.759999990463257</text:p>
          </table:table-cell>
          <table:table-cell office:value-type="float" office:value="0.0387683175504208" calcext:value-type="float">
            <text:p>0.038768317550421</text:p>
          </table:table-cell>
          <table:table-cell office:value-type="float" office:value="209" calcext:value-type="float">
            <text:p>209</text:p>
          </table:table-cell>
          <table:table-cell office:value-type="float" office:value="16173" calcext:value-type="float">
            <text:p>16173</text:p>
          </table:table-cell>
          <table:table-cell office:value-type="float" office:value="66" calcext:value-type="float">
            <text:p>66</text:p>
          </table:table-cell>
          <table:table-cell office:value-type="float" office:value="5182" calcext:value-type="float">
            <text:p>5182</text:p>
          </table:table-cell>
          <table:table-cell office:value-type="float" office:value="2056" calcext:value-type="float">
            <text:p>2056</text:p>
          </table:table-cell>
          <table:table-cell office:value-type="float" office:value="95.2122128009796" calcext:value-type="float">
            <text:p>95.2122128009796</text:p>
          </table:table-cell>
          <table:table-cell office:value-type="string" calcext:value-type="string">
            <text:p>11_C_exp32</text:p>
          </table:table-cell>
          <table:table-cell office:value-type="string" calcext:value-type="string">
            <text:p>11_C.v1.l0.ds1.l_combo0.ds_combo2.idays30.odays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etwork 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551492273807526" calcext:value-type="float">
            <text:p>0.055149227380753</text:p>
          </table:table-cell>
          <table:table-cell office:value-type="float" office:value="0.92320853471756" calcext:value-type="float">
            <text:p>0.92320853471756</text:p>
          </table:table-cell>
          <table:table-cell office:value-type="float" office:value="0.834074676036835" calcext:value-type="float">
            <text:p>0.834074676036835</text:p>
          </table:table-cell>
          <table:table-cell office:value-type="float" office:value="0.84304141998291" calcext:value-type="float">
            <text:p>0.84304141998291</text:p>
          </table:table-cell>
          <table:table-cell office:value-type="float" office:value="4313" calcext:value-type="float">
            <text:p>4313</text:p>
          </table:table-cell>
          <table:table-cell office:value-type="float" office:value="15656" calcext:value-type="float">
            <text:p>15656</text:p>
          </table:table-cell>
          <table:table-cell office:value-type="float" office:value="858" calcext:value-type="float">
            <text:p>858</text:p>
          </table:table-cell>
          <table:table-cell office:value-type="float" office:value="803" calcext:value-type="float">
            <text:p>803</text:p>
          </table:table-cell>
          <table:table-cell table:style-name="ce1" office:value-type="float" office:value="2056" calcext:value-type="float">
            <text:p>2056</text:p>
          </table:table-cell>
          <table:table-cell table:style-name="ce1" office:value-type="float" office:value="151.687525510788" calcext:value-type="float">
            <text:p>151.687525510788</text:p>
          </table:table-cell>
          <table:table-cell table:style-name="ce1" office:value-type="string" calcext:value-type="string">
            <text:p>11_C_exp64</text:p>
          </table:table-cell>
          <table:table-cell table:style-name="ce1" office:value-type="string" calcext:value-type="string">
            <text:p>11_C.v1.l0.ds1.l_combo0.ds_combo3.idays30.odays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Network 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a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61734193563461" calcext:value-type="float">
            <text:p>0.161734193563461</text:p>
          </table:table-cell>
          <table:table-cell office:value-type="float" office:value="0.736928105354309" calcext:value-type="float">
            <text:p>0.7369281053543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55" calcext:value-type="float">
            <text:p>2255</text:p>
          </table:table-cell>
          <table:table-cell office:value-type="float" office:value="0" calcext:value-type="float">
            <text:p>0</text:p>
          </table:table-cell>
          <table:table-cell office:value-type="float" office:value="805" calcext:value-type="float">
            <text:p>805</text:p>
          </table:table-cell>
          <table:table-cell office:value-type="float" office:value="2032" calcext:value-type="float">
            <text:p>2032</text:p>
          </table:table-cell>
          <table:table-cell office:value-type="float" office:value="145.893896102905" calcext:value-type="float">
            <text:p>145.893896102905</text:p>
          </table:table-cell>
          <table:table-cell office:value-type="string" calcext:value-type="string">
            <text:p>11_Q_exp8</text:p>
          </table:table-cell>
          <table:table-cell office:value-type="string" calcext:value-type="string">
            <text:p>11_Q.v1.l0.ds1.l_combo0.ds_combo2.idays60.odays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619976222515106" calcext:value-type="float">
            <text:p>0.061997622251511</text:p>
          </table:table-cell>
          <table:table-cell office:value-type="float" office:value="0.922061204910278" calcext:value-type="float">
            <text:p>0.922061204910278</text:p>
          </table:table-cell>
          <table:table-cell table:number-columns-repeated="2" office:value-type="float" office:value="0.79491525888443" calcext:value-type="float">
            <text:p>0.79491525888443</text:p>
          </table:table-cell>
          <table:table-cell office:value-type="float" office:value="469" calcext:value-type="float">
            <text:p>469</text:p>
          </table:table-cell>
          <table:table-cell office:value-type="float" office:value="2394" calcext:value-type="float">
            <text:p>2394</text:p>
          </table:table-cell>
          <table:table-cell table:number-columns-repeated="2" office:value-type="float" office:value="121" calcext:value-type="float">
            <text:p>121</text:p>
          </table:table-cell>
          <table:table-cell table:style-name="ce1" office:value-type="float" office:value="2062" calcext:value-type="float">
            <text:p>2062</text:p>
          </table:table-cell>
          <table:table-cell table:style-name="ce1" office:value-type="float" office:value="149.114228487015" calcext:value-type="float">
            <text:p>149.114228487015</text:p>
          </table:table-cell>
          <table:table-cell table:style-name="ce1" office:value-type="string" calcext:value-type="string">
            <text:p>11_F_exp8</text:p>
          </table:table-cell>
          <table:table-cell table:style-name="ce1" office:value-type="string" calcext:value-type="string">
            <text:p>11_F.v1.l0.ds1.l_combo0.ds_combo4.idays30.odays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Network 2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Ma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68516620993614" calcext:value-type="float">
            <text:p>0.168516620993614</text:p>
          </table:table-cell>
          <table:table-cell office:value-type="float" office:value="0.738562107086181" calcext:value-type="float">
            <text:p>0.7385621070861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60" calcext:value-type="float">
            <text:p>226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2032" calcext:value-type="float">
            <text:p>2032</text:p>
          </table:table-cell>
          <table:table-cell office:value-type="float" office:value="64.0849170684815" calcext:value-type="float">
            <text:p>64.0849170684815</text:p>
          </table:table-cell>
          <table:table-cell office:value-type="string" calcext:value-type="string">
            <text:p>11_AA_exp32</text:p>
          </table:table-cell>
          <table:table-cell office:value-type="string" calcext:value-type="string">
            <text:p>11_AA.v1.l0.ds1.l_combo0.ds_combo2.idays60.odays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etwork 3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622520297765732" calcext:value-type="float">
            <text:p>0.062252029776573</text:p>
          </table:table-cell>
          <table:table-cell office:value-type="float" office:value="0.923349440097809" calcext:value-type="float">
            <text:p>0.923349440097809</text:p>
          </table:table-cell>
          <table:table-cell office:value-type="float" office:value="0.818493127822876" calcext:value-type="float">
            <text:p>0.818493127822876</text:p>
          </table:table-cell>
          <table:table-cell office:value-type="float" office:value="0.78360652923584" calcext:value-type="float">
            <text:p>0.78360652923584</text:p>
          </table:table-cell>
          <table:table-cell office:value-type="float" office:value="478" calcext:value-type="float">
            <text:p>478</text:p>
          </table:table-cell>
          <table:table-cell office:value-type="float" office:value="2389" calcext:value-type="float">
            <text:p>2389</text:p>
          </table:table-cell>
          <table:table-cell office:value-type="float" office:value="106" calcext:value-type="float">
            <text:p>106</text:p>
          </table:table-cell>
          <table:table-cell office:value-type="float" office:value="132" calcext:value-type="float">
            <text:p>132</text:p>
          </table:table-cell>
          <table:table-cell table:style-name="ce1" office:value-type="float" office:value="2062" calcext:value-type="float">
            <text:p>2062</text:p>
          </table:table-cell>
          <table:table-cell table:style-name="ce1" office:value-type="float" office:value="91.8254218101502" calcext:value-type="float">
            <text:p>91.8254218101502</text:p>
          </table:table-cell>
          <table:table-cell table:style-name="ce1" office:value-type="string" calcext:value-type="string">
            <text:p>11_AA_exp32</text:p>
          </table:table-cell>
          <table:table-cell table:style-name="ce1" office:value-type="string" calcext:value-type="string">
            <text:p>11_AA.v1.l0.ds1.l_combo0.ds_combo3.idays30.odays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Network 3</text:p>
          </table:table-cell>
          <table:table-cell table:style-name="ce1" office:value-type="string" calcext:value-type="string">
            <text:p>AA</text:p>
          </table:table-cell>
          <table:table-cell table:style-name="ce1" office:value-type="string" calcext:value-type="string">
            <text:p>Ma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42076626420021" calcext:value-type="float">
            <text:p>0.142076626420021</text:p>
          </table:table-cell>
          <table:table-cell office:value-type="float" office:value="0.767320275306702" calcext:value-type="float">
            <text:p>0.767320275306702</text:p>
          </table:table-cell>
          <table:table-cell office:value-type="float" office:value="0.412844032049179" calcext:value-type="float">
            <text:p>0.412844032049179</text:p>
          </table:table-cell>
          <table:table-cell office:value-type="float" office:value="0.064935065805912" calcext:value-type="float">
            <text:p>0.064935065805912</text:p>
          </table:table-cell>
          <table:table-cell office:value-type="float" office:value="45" calcext:value-type="float">
            <text:p>45</text:p>
          </table:table-cell>
          <table:table-cell office:value-type="float" office:value="2303" calcext:value-type="float">
            <text:p>2303</text:p>
          </table:table-cell>
          <table:table-cell office:value-type="float" office:value="64" calcext:value-type="float">
            <text:p>64</text:p>
          </table:table-cell>
          <table:table-cell office:value-type="float" office:value="648" calcext:value-type="float">
            <text:p>648</text:p>
          </table:table-cell>
          <table:table-cell office:value-type="float" office:value="2032" calcext:value-type="float">
            <text:p>2032</text:p>
          </table:table-cell>
          <table:table-cell office:value-type="float" office:value="54.4785137176514" calcext:value-type="float">
            <text:p>54.4785137176514</text:p>
          </table:table-cell>
          <table:table-cell office:value-type="string" calcext:value-type="string">
            <text:p>11_F_exp32</text:p>
          </table:table-cell>
          <table:table-cell office:value-type="string" calcext:value-type="string">
            <text:p>11_F.v1.l0.ds1.l_combo0.ds_combo2.idays60.odays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etwork 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619976222515106" calcext:value-type="float">
            <text:p>0.061997622251511</text:p>
          </table:table-cell>
          <table:table-cell office:value-type="float" office:value="0.922061204910278" calcext:value-type="float">
            <text:p>0.922061204910278</text:p>
          </table:table-cell>
          <table:table-cell table:number-columns-repeated="2" office:value-type="float" office:value="0.79491525888443" calcext:value-type="float">
            <text:p>0.79491525888443</text:p>
          </table:table-cell>
          <table:table-cell office:value-type="float" office:value="469" calcext:value-type="float">
            <text:p>469</text:p>
          </table:table-cell>
          <table:table-cell office:value-type="float" office:value="2394" calcext:value-type="float">
            <text:p>2394</text:p>
          </table:table-cell>
          <table:table-cell table:number-columns-repeated="2" office:value-type="float" office:value="121" calcext:value-type="float">
            <text:p>121</text:p>
          </table:table-cell>
          <table:table-cell table:style-name="ce1" office:value-type="float" office:value="2062" calcext:value-type="float">
            <text:p>2062</text:p>
          </table:table-cell>
          <table:table-cell table:style-name="ce1" office:value-type="float" office:value="149.114228487015" calcext:value-type="float">
            <text:p>149.114228487015</text:p>
          </table:table-cell>
          <table:table-cell table:style-name="ce1" office:value-type="string" calcext:value-type="string">
            <text:p>11_F_exp8</text:p>
          </table:table-cell>
          <table:table-cell table:style-name="ce1" office:value-type="string" calcext:value-type="string">
            <text:p>11_F.v1.l0.ds1.l_combo0.ds_combo4.idays30.odays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Network 4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Ma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5T12:51:02.150870069</dc:date>
    <meta:editing-duration>PT5M40S</meta:editing-duration>
    <meta:editing-cycles>2</meta:editing-cycles>
    <meta:generator>LibreOffice/6.0.7.3$Linux_X86_64 LibreOffice_project/00m0$Build-3</meta:generator>
    <meta:document-statistic meta:table-count="1" meta:cell-count="224" meta:object-count="0"/>
  </office:meta>
</office:document-meta>
</file>